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50000019E9F92C8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000000002250000019E9F92C8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2:58:43.543947625</meta:creation-date>
    <dc:date>2014-10-20T12:59:22.312569376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